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6b723" officeooo:paragraph-rsid="0006b723" style:font-weight-asian="bold" style:font-weight-complex="bold"/>
    </style:style>
    <style:style style:name="P2" style:family="paragraph" style:parent-style-name="Standard">
      <style:paragraph-properties fo:text-align="start" style:justify-single-word="false"/>
      <style:text-properties fo:font-weight="normal" officeooo:rsid="0006b723" officeooo:paragraph-rsid="0006b723"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 5301</text:p>
      <text:p text:style-name="P2"><text:tab/>This project is an extension to project 5129, which tracks changes to the customer master. This project is a report which details these changes to the customer master to make it easy to view who made the changes, what the change was, and when they were made. This report is able to be filtered by field, customer, or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6:04:55.283000000</meta:creation-date>
    <dc:date>2018-10-23T16:07:19.280000000</dc:date>
    <meta:editing-duration>PT2M25S</meta:editing-duration>
    <meta:editing-cycles>1</meta:editing-cycles>
    <meta:document-statistic meta:table-count="0" meta:image-count="0" meta:object-count="0" meta:page-count="1" meta:paragraph-count="2" meta:word-count="61" meta:character-count="331" meta:non-whitespace-character-count="271"/>
    <meta:generator>LibreOffice/6.0.4.2$Windows_X86_64 LibreOffice_project/9b0d9b32d5dcda91d2f1a96dc04c645c450872bf</meta:generator>
  </office:meta>
</office:document-meta>
</file>